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font-size="16pt" style:font-size-asian="16pt" style:font-size-complex="16pt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/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7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T1" style:family="text">
      <style:text-properties style:font-name="Arial" fo:font-size="8pt" style:font-size-asian="8pt" style:font-size-complex="8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Środowisko programistyczne - laboratorium 7</text:p>
      <text:h text:style-name="P1" text:outline-level="4"/>
      <text:h text:style-name="P1" text:outline-level="4"><text:line-break/>Zadanie:</text:h>
      <text:p text:style-name="P5">Należy wykonać swoją stronę domową i opublikować ją na serwerze manta pod adresem: http://manta.univ.gda.pl/~twoj_login/.</text:p>
      <text:p text:style-name="P6">Na stronie głównej powinno się znaleźć co najmniej zdjęcie autora, jego imię i nazwisko. Pozostałe</text:p>
      <text:p text:style-name="P6">informacje proszę dobrać według uznania. Strona domowa powinna zawierać co najmniej 6</text:p>
      <text:p text:style-name="P6">podstron, które powinny zawierać m. in.:</text:p>
      <text:list text:style-name="L1">
        <text:list-item>
          <text:p text:style-name="P7">tabelkę z planem zajęć UG</text:p>
        </text:list-item>
        <text:list-item>
          <text:p text:style-name="P7">zdjęcie ze składem grupy laboratoryjnej, kliknięcie na głowę osoby powinno spowodować odesłanie do strony domowej uczestnika laboratorium</text:p>
        </text:list-item>
        <text:list-item>
          <text:p text:style-name="P7">dowolne, nietrywialne wzory matematyczne, powinna być możliwość ich edycji</text:p>
        </text:list-item>
        <text:list-item>
          <text:p text:style-name="P7">dowolny skrypt w javascript pobierający jakąś informację z klawiatury i generujący jakiś wynik</text:p>
          <text:p text:style-name="P7"/>
        </text:list-item>
      </text:list>
      <text:p text:style-name="P6">Należy unikać używania atrybutów znaczników HTML – należy używać arkusza styli. Strona i arkusz styli powinny się walidować.</text:p>
      <text:p text:style-name="P6">Zawartość strony i wygląd wizualny, też będą mieć wpływ na ocenę.</text:p>
      <text:p text:style-name="P6"/>
      <text:p text:style-name="P3"/>
      <text:p text:style-name="P3"/>
      <text:p text:style-name="P3"/>
      <text:p text:style-name="P3"/>
      <text:p text:style-name="P4"/>
      <text:p text:style-name="P3"><text:lin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er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er" style:next-style-name="Text_20_body" style:class="text" style:master-page-name="" style:default-outline-level="4">
      <style:paragraph-properties fo:margin-top="0cm" fo:margin-bottom="0cm" style:page-number="auto"/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style:font-name="Arial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pm1">
      <style:footer>
        <text:p text:style-name="Footer"><text:span text:style-name="T1">opracował Robert Fidytek, aktualizacja: </text:span><text:span text:style-name="T1"><text:date style:data-style-name="N79" text:date-value="2008-11-05T12:30:53.07" text:fixed="true">środa 5 listopad 2008</text:date></text:span><text:span text:style-name="T1">, </text:span><text:span text:style-name="T1"><text:time style:data-style-name="N41" text:time-value="2008-11-05T12:31:10.14" text:fixed="true">12:31:10</text:time></text:span><text:tab/><text:span text:style-name="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Robert Fidytek</meta:initial-creator>
    <meta:creation-date>2008-10-02T18:55:38</meta:creation-date>
    <dc:creator>Robert Fidytek</dc:creator>
    <dc:date>2008-12-03T15:20:50</dc:date>
    <meta:editing-cycles>78</meta:editing-cycles>
    <meta:editing-duration>PT9H39M13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4" meta:word-count="131" meta:character-count="962"/>
  </office:meta>
</office:document-meta>
</file>